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| currInt&lt;&lt;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| currInt&lt;&lt;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(int != currInt) &amp; (dIn[7:5] != 011) &amp; !useK &amp; !skip ? CurrInt = int, ~~~ un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!skip ? ~~~ tes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skip ? Skip = 0, ~~~ 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dIn[3:0] == 1111) ? ~~~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(dIn[1:0] == 11) | (din[3:2] == 11)) ? ~~~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0] == 1111) ? ~~~ mathZ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1:0] == 11) ? ~~~ mathR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2] == 11) ? ~~~ mathZ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(dIn[3:2] == 11) <text:s/>&amp; !skip ? ~~~ jum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1] == 1110110) <text:s/>&amp; skip ? ~~~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1] == 1110111) <text:s/>&amp; skip ? Skip = 0, ~~~ 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2] == 111111) <text:s/>&amp; skip ? ~~~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== 11)) ? ~~~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!= 11)) ? ~~~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== 11)) ? ~~~ mathZ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!= 11)) ? ~~~ mathRI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C ? ~~~ de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decod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skip1</text:p>
          </table:table-cell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~~~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~~~ fe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6T15:28:04.708528705</dc:date>
    <meta:editing-duration>PT47M45S</meta:editing-duration>
    <meta:editing-cycles>9</meta:editing-cycles>
    <meta:generator>LibreOffice/6.0.7.3$Linux_X86_64 LibreOffice_project/00m0$Build-3</meta:generator>
    <meta:document-statistic meta:table-count="1" meta:cell-count="145" meta:object-count="0"/>
  </office:meta>
</office:document-meta>
</file>